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KME 136 Project Abstract</text:p>
      <text:p text:style-name="P2">Matthew Longland</text:p>
      <text:p text:style-name="P2">mlongland@rogers.com</text:p>
      <text:p text:style-name="Standard"/>
      <text:p text:style-name="Standard"><text:span text:style-name="T1">Problem: </text:span></text:p>
      <text:p text:style-name="Standard"><text:span text:style-name="T1"/></text:p>
      <text:p text:style-name="Standard">Given the explosion of the craft beer industry in the United States and Canada selecting a craft beer <text:s/>is difficult. <text:s/>There are now 167 craft breweries in Ontario, each producing multiple beers. <text:s/>Access to out of province beer is growing. <text:s/>There are simply too many beers for a human to process.</text:p>
      <text:p text:style-name="Standard"/>
      <text:p text:style-name="Standard"><text:span text:style-name="T1">Data: </text:span></text:p>
      <text:p text:style-name="Standard"><text:span text:style-name="T1"/></text:p>
      <text:p text:style-name="Standard">There are open beer database and review websites <text:a xlink:type="simple" xlink:href="http://www.RateBeer.com/">www.RateBeer.com</text:a> and <text:a xlink:type="simple" xlink:href="http://www.brewerydb.com/">www.brewerydb.com</text:a>. <text:s/>Reviews from RateBeer consist of 23 fields of numerical scores and text. <text:s/>As a secondary source beerDB.com has an open database of beers which has 36,000+ unique beers, with technical information but no reviews.</text:p>
      <text:p text:style-name="Standard"/>
      <text:p text:style-name="Standard"><text:span text:style-name="T1">Project Methodology:</text:span> </text:p>
      <text:p text:style-name="Standard"/>
      <text:p text:style-name="Standard">A recommendation system in PySpark which takes a user's favourite beers and given a restricted list (like a bar menu) finds the best match. Text analysis of reviews, style preference and user beer scores determine the beer recommended. <text:s/>User parameters like style, bitterness, alcohol content, could taylor the match to the user's current desir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48M3S</meta:editing-duration>
    <meta:editing-cycles>5</meta:editing-cycles>
    <meta:generator>OpenOffice.org/3.4.1$Win32 OpenOffice.org_project/341m1$Build-9593</meta:generator>
    <dc:date>2015-09-15T16:59:10.75</dc:date>
    <meta:document-statistic meta:table-count="0" meta:image-count="0" meta:object-count="0" meta:page-count="1" meta:paragraph-count="9" meta:word-count="161" meta:character-count="1040"/>
    <meta:user-defined meta:name="Info 1"/>
    <meta:user-defined meta:name="Info 2"/>
    <meta:user-defined meta:name="Info 3"/>
    <meta:user-defined meta:name="Info 4"/>
  </office:meta>
</office:document-meta>
</file>